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</office:font-face-decls>
  <office:automatic-styles>
    <style:style style:name="Table1" style:family="table">
      <style:table-properties style:width="11.4681in" table:align="margins"/>
    </style:style>
    <style:style style:name="Table1.A" style:family="table-column">
      <style:table-column-properties style:column-width="3.8229in" style:rel-column-width="21845*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in" fo:border="none" style:writing-mode="page"/>
    </style:style>
    <style:style style:name="Table1.A3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able1.B3" style:family="table-cell">
      <style:table-cell-properties fo:padding="0.0201in" fo:border-left="none" fo:border-right="none" fo:border-top="0.05pt solid #000000" fo:border-bottom="none" style:writing-mode="page"/>
    </style:style>
    <style:style style:name="Table1.C3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none" style:writing-mode="page"/>
    </style:style>
    <style:style style:name="Table1.B4" style:family="table-cell">
      <style:table-cell-properties fo:padding="0.0201in" fo:border="none" style:writing-mode="page"/>
    </style:style>
    <style:style style:name="Table1.C4" style:family="table-cell">
      <style:table-cell-properties fo:padding="0.0201in" fo:border-left="none" fo:border-right="0.05pt solid #000000" fo:border-top="none" fo:border-bottom="none" style:writing-mode="page"/>
    </style:style>
    <style:style style:name="Table1.8" style:family="table-row">
      <style:table-row-properties style:min-row-height="0.2069in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none" fo:border-right="none" fo:border-top="none" fo:border-bottom="0.05pt solid #000000" style:writing-mode="page"/>
    </style:style>
    <style:style style:name="Table1.C8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ce1bb" officeooo:paragraph-rsid="000ce1bb"/>
    </style:style>
    <style:style style:name="P2" style:family="paragraph" style:parent-style-name="Table_20_Contents">
      <style:text-properties officeooo:rsid="000ce1bb" officeooo:paragraph-rsid="000ce1bb"/>
    </style:style>
    <style:style style:name="P3" style:family="paragraph" style:parent-style-name="Table_20_Contents">
      <style:text-properties fo:font-style="italic" officeooo:rsid="000ce1bb" officeooo:paragraph-rsid="000ce1bb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officeooo:rsid="001dab88" officeooo:paragraph-rsid="000ce1bb"/>
    </style:style>
    <style:style style:name="P5" style:family="paragraph" style:parent-style-name="Table_20_Contents">
      <style:text-properties fo:font-style="normal" officeooo:rsid="000ce1bb" officeooo:paragraph-rsid="000ce1bb" style:font-style-asian="normal" style:font-style-complex="normal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officeooo:rsid="000d5f1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c9211e" loext:opacity="100%" fo:font-size="8pt" style:font-size-asian="8pt" style:font-size-complex="8pt"/>
    </style:style>
    <style:style style:name="T4" style:family="text">
      <style:text-properties style:font-name="Liberation Serif" fo:font-size="8pt" style:font-size-asian="8pt" style:font-size-complex="8pt"/>
    </style:style>
    <style:style style:name="T5" style:family="text">
      <style:text-properties fo:color="#c9211e" loext:opacity="100%" style:font-name="Liberation Serif" fo:font-size="8pt" style:font-name-asian="JetBrains Mono" style:font-size-asian="8pt" style:font-name-complex="JetBrains Mono" style:font-size-complex="8pt"/>
    </style:style>
    <style:style style:name="T6" style:family="text">
      <style:text-properties fo:color="#c9211e" loext:opacity="100%" style:font-name="Liberation Serif"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4929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" draw:marker-start-width="0.1in" draw:marker-end="Arrow" draw:marker-end-width="0.1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Arrow" draw:marker-start-width="0.1in" draw:marker-end="" draw:marker-end-width="0.1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66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646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start="Arrow" draw:marker-start-width="0.1in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1646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" draw:marker-end-width="0.1in" draw:textarea-horizontal-align="center" draw:textarea-vertical-align="middle" draw:shadow-offset-x="0.1201in" draw:shadow-offset-y="0.120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47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start="Arrow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end="Arrow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marker-start="Arrow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6429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marker-end="Arrow" draw:marker-end-width="0.1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21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538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390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2654in" fo:min-width="1.9134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008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386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3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355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75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1.2654in" fo:min-width="1.9126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1.2638in" fo:min-width="1.9134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1.2646in" fo:min-width="1.9134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on between the spell and spellbar is confusing</text:p>
      <text:p text:style-name="P1"/>
      <text:p text:style-name="P1">spellbar passes text input so spell. spell controls program flow. clicks on spell buttons are handled by spell then passed to spellbar</text:p>
      <text:p text:style-name="P1"/>
      <text:p text:style-name="P1">the spellbar has 3 states: inactive, on cooldown, waiting for answer, ready to cast</text:p>
      <text:p text:style-name="P1"/>
      <text:p text:style-name="P1"/>
      <text:p text:style-name="P1">here is the program flow for a crossbow “spell”: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Spellbar</text:p>
          </table:table-cell>
          <table:table-cell table:style-name="Table1.C1" office:value-type="string">
            <text:p text:style-name="P2">Spe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User clicks spell button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3">If this is the spell already selected:</text:p>
            <text:p text:style-name="P5">Do nothing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3">If thi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<text:span text:style-name="T1">S</text:span>et current spell and cooldown</text:p>
            <text:p text:style-name="P2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3">If this spell is not on a cooldown</text:p>
            <text:p text:style-name="P5">Prompt user for answer</text:p>
          </table:table-cell>
        </table:table-row>
        <table:table-row table:style-name="Table1.8"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tore correct answer, wait for answer</text:p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Cooldown ends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5">Prompt user for answer</text:p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tore correct answer, wait for answer</text:p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Spellbar waiting, receives answer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3">If answer correct</text:p>
            <text:p text:style-name="P5">ready to cast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3">If answer incorrect</text:p>
            <text:p text:style-name="P5">set inactive</text:p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Ready to cast, user clicks screen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2">Cast spell, set inactiv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Inactive, user presses enter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3">If previou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Reset current spell and cooldown</text:p>
            <text:p text:style-name="P2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3">If previous spell is not on a cooldown</text:p>
            <text:p text:style-name="P5">Prompt user for answ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Inactive, user enters code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P3">If this spell is on a cooldown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P2">Reset current spell and cooldown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3">If this spell is not on a cooldown</text:p>
            <text:p text:style-name="P5">Prompt user for answ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Active, on cooldown or ready to cast, user enters ‘/’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P2">Set inactive</text:p>
          </table:table-cell>
          <table:table-cell table:style-name="Table1.C8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><draw:custom-shape text:anchor-type="paragraph" draw:z-index="0" draw:name="Shape 1" draw:style-name="gr26" draw:text-style-name="P11" svg:width="1.9134in" svg:height="1.265in" svg:x="-0.0693in" svg:y="4.6374in"><text:p text:style-name="P10"><text:span text:style-name="T2">Spell</text:span></text:p><draw:enhanced-geometry svg:viewBox="0 0 21600 21600" draw:type="rectangle" draw:enhanced-path="M 0 0 L 21600 0 21600 21600 0 21600 0 0 Z N"/></draw:custom-shape><draw:custom-shape text:anchor-type="paragraph" draw:z-index="1" draw:name="Shape 2" draw:style-name="gr18" draw:text-style-name="P11" svg:width="1.9134in" svg:height="1.2657in" svg:x="12.3193in" svg:y="4.6661in"><text:p text:style-name="P10"><text:span text:style-name="T2">Prompt</text:span></text:p><draw:enhanced-geometry svg:viewBox="0 0 21600 21600" draw:type="rectangle" draw:enhanced-path="M 0 0 L 21600 0 21600 21600 0 21600 0 0 Z N"/></draw:custom-shape><draw:custom-shape text:anchor-type="paragraph" draw:z-index="2" draw:name="Shape 3" draw:style-name="gr25" draw:text-style-name="P11" svg:width="1.9134in" svg:height="1.2642in" svg:x="6.1898in" svg:y="4.6689in"><text:p text:style-name="P10"><text:span text:style-name="T2">Spellbar</text:span></text:p><draw:enhanced-geometry svg:viewBox="0 0 21600 21600" draw:type="rectangle" draw:enhanced-path="M 0 0 L 21600 0 21600 21600 0 21600 0 0 Z N"/></draw:custom-shape><draw:custom-shape text:anchor-type="paragraph" draw:z-index="3" draw:name="Shape 4" draw:style-name="gr24" draw:text-style-name="P11" svg:width="1.913in" svg:height="1.2657in" svg:x="6.1752in" svg:y="0.0957in"><text:p text:style-name="P10"><text:span text:style-name="T2">User</text:span></text:p><draw:enhanced-geometry svg:viewBox="0 0 21600 21600" draw:type="rectangle" draw:enhanced-path="M 0 0 L 21600 0 21600 21600 0 21600 0 0 Z N"/></draw:custom-shape><draw:frame text:anchor-type="paragraph" draw:z-index="5" draw:name="Text Frame 3" draw:style-name="gr22" draw:text-style-name="P6" svg:width="1.5232in" svg:height="0.3559in" svg:x="11.1937in" svg:y="1.5465in"><draw:text-box><text:p><text:span text:style-name="T2">Ask Question</text:span></text:p><text:p><text:span text:style-name="T3">Update textbox</text:span></text:p></draw:text-box></draw:frame><draw:frame text:anchor-type="paragraph" draw:z-index="6" draw:name="Text Frame 2" draw:style-name="gr21" draw:text-style-name="P6" svg:width="0.9079in" svg:height="0.3004in" svg:x="9.9256in" svg:y="2.3689in"><draw:text-box><text:p><text:span text:style-name="T2">Ask 4 code</text:span></text:p><text:p><text:span text:style-name="T3">Update textbox</text:span></text:p></draw:text-box></draw:frame><draw:line text:anchor-type="paragraph" draw:z-index="8" draw:name="Horizontal line 1" draw:style-name="gr14" draw:text-style-name="P7" svg:x1="8.1028in" svg:y1="5.3087in" svg:x2="12.3193in" svg:y2="5.3087in"><text:p/></draw:line><draw:frame text:anchor-type="paragraph" draw:z-index="9" draw:name="Text Frame 5" draw:style-name="gr1" draw:text-style-name="P6" svg:width="1.3539in" svg:height="0.4933in" svg:x="9.5575in" svg:y="5.0783in"><draw:text-box><text:p><text:span text:style-name="T2">Ask Question</text:span></text:p><text:p><text:span text:style-name="T3">f_SpellbarSetQuery</text:span></text:p></draw:text-box></draw:frame><draw:path text:anchor-type="paragraph" draw:z-index="10" draw:name="Bézier curve 3" draw:style-name="gr3" draw:text-style-name="P7" svg:width="3.872in" svg:height="1.4157in" draw:transform="skewX (0.0031415926535898) rotate (-0.303163691071415) translate (8.52976446222817in 4.41585286780058in)" svg:viewBox="0 0 9836 3597" svg:d="M0 3597c5661-1 9833-3597 9833-3597l3 12"><text:p/></draw:path><draw:frame text:anchor-type="paragraph" draw:z-index="11" draw:name="Text Frame 6" draw:style-name="gr19" draw:text-style-name="P6" svg:width="2.1343in" svg:height="0.6012in" svg:x="9.5311in" svg:y="5.7992in"><draw:text-box><text:p><text:span text:style-name="T2">Answer Question</text:span></text:p><text:p><text:span text:style-name="T3">f_SpellbarReturnStr</text:span></text:p></draw:text-box></draw:frame><draw:custom-shape text:anchor-type="paragraph" draw:z-index="12" draw:name="Shape 5" draw:style-name="gr18" draw:text-style-name="P11" svg:width="1.9134in" svg:height="1.2657in" svg:x="6.1571in" svg:y="9.7445in"><text:p text:style-name="P10"><text:span text:style-name="T2">Viewport</text:span></text:p><draw:enhanced-geometry svg:viewBox="0 0 21600 21600" draw:type="rectangle" draw:enhanced-path="M 0 0 L 21600 0 21600 21600 0 21600 0 0 Z N"/></draw:custom-shape><draw:line text:anchor-type="paragraph" draw:z-index="13" draw:name="Vertical line 2" draw:style-name="gr14" draw:text-style-name="P7" svg:x1="7.0677in" svg:y1="9.7039in" svg:x2="7.0677in" svg:y2="6.0091in"><text:p/></draw:line><draw:frame text:anchor-type="paragraph" draw:z-index="14" draw:name="Text Frame 7" draw:style-name="gr9" draw:text-style-name="P6" svg:width="1.815in" svg:height="0.7476in" svg:x="6.2492in" svg:y="8.1547in"><draw:text-box><text:p><text:span text:style-name="T2">Click where or what to attack</text:span></text:p><text:p><text:span text:style-name="T3">f_SpellbarSetTarget</text:span></text:p><text:p><text:span text:style-name="T3">f_SpellbarSetTargetLocation</text:span></text:p></draw:text-box></draw:frame><draw:frame text:anchor-type="paragraph" draw:z-index="15" draw:name="Text Frame 8" draw:style-name="gr17" draw:text-style-name="P6" svg:width="1.1335in" svg:height="0.3906in" svg:x="1.8811in" svg:y="8.5799in"><draw:text-box><text:p><text:span text:style-name="T2">Cast Spell</text:span></text:p></draw:text-box></draw:frame><draw:path text:anchor-type="paragraph" draw:z-index="16" draw:name="Bézier curve 4" draw:style-name="gr14" draw:text-style-name="P7" svg:width="2.4772in" svg:height="2.2933in" draw:transform="skewX (0.615228561328001) rotate (-0.509112542806746) translate (10.1052017112134in 4.76798726450431in)" svg:viewBox="0 0 6293 5826" svg:d="M0 5826c7728-2 6163-5826 6163-5826"><text:p/></draw:path><draw:frame text:anchor-type="paragraph" draw:z-index="17" draw:name="Text Frame 9" draw:style-name="gr16" draw:text-style-name="P6" svg:width="1.8177in" svg:height="0.5386in" svg:x="9.7583in" svg:y="6.5102in"><draw:text-box><text:p><text:span text:style-name="T2">Ask 4 Code</text:span></text:p><text:p><text:span text:style-name="T3">f_SpellbarRequestCode</text:span></text:p></draw:text-box></draw:frame><draw:frame text:anchor-type="paragraph" draw:z-index="19" draw:name="Text Frame 10" draw:style-name="gr15" draw:text-style-name="P6" svg:width="1.8177in" svg:height="0.7217in" svg:x="9.339in" svg:y="7.1437in"><draw:text-box><text:p><text:span text:style-name="T2">Return code or repeat last</text:span></text:p><text:p><text:span text:style-name="T3">f_SpellbarReturnStr</text:span></text:p></draw:text-box></draw:frame><draw:path text:anchor-type="paragraph" draw:z-index="20" draw:name="Bézier curve 6" draw:style-name="gr14" draw:text-style-name="P7" svg:width="0.9134in" svg:height="1.5567in" svg:x="7.1744in" svg:y="2.9555in" svg:viewBox="0 0 2321 3955" svg:d="M1224 3922c543 173 963-375 1037-830 50-302 60-613 60-919 0-445-133-870-237-1305-109-450-406-802-831-860-341-46-648 118-919 267-366 201-309 662-326 1008-17 331-10 672 59 1008 64 312 183 618 297 920l148 326 178 296 148 30"><text:p/></draw:path><draw:path text:anchor-type="paragraph" draw:z-index="22" draw:name="Bézier curve 7" draw:style-name="gr11" draw:text-style-name="P7" svg:width="2.8744in" svg:height="6.2256in" draw:transform="skewX (-1.29045132117114E-016) rotate (2.53090194831698) translate (2.60461013619307in 5.81775096173238in)" svg:viewBox="0 0 7302 15814" svg:d="M0 15814c9367-4677 7967-11780 5374-15814"><text:p/></draw:path><draw:path text:anchor-type="paragraph" draw:z-index="23" draw:name="Bézier curve 8" draw:style-name="gr12" draw:text-style-name="P7" svg:width="6.7732in" svg:height="1.7295in" draw:transform="skewX (-0.000174532925199487) rotate (2.53090194831698) translate (5.34856319866082in 11.2035237082973in)" svg:viewBox="0 0 17205 4394" svg:d="M0 3326c9368-4677 13051-4512 17205 1068"><text:p/></draw:path><draw:path text:anchor-type="paragraph" draw:z-index="24" draw:name="Bézier curve 9" draw:style-name="gr11" draw:text-style-name="P7" svg:width="6.3882in" svg:height="1.3157in" draw:transform="skewX (0.000174532925199539) rotate (2.53090194831698) translate (13.2817706332744in 4.61708599011549in)" svg:viewBox="0 0 16227 3343" svg:d="M0 0c4806 4119 9737 4719 16227 176"><text:p/></draw:path><draw:path text:anchor-type="paragraph" draw:z-index="25" draw:name="Bézier curve 1" draw:style-name="gr11" draw:text-style-name="P7" svg:width="5.8079in" svg:height="0.1563in" draw:transform="rotate (2.53090194831698) translate (12.8101517886866in 4.56174937901719in)" svg:viewBox="0 0 14753 398" svg:d="M0 0c5846 591 6683 418 14753 159"><text:p/></draw:path><draw:path text:anchor-type="paragraph" draw:z-index="26" draw:name="Bézier curve 10" draw:style-name="gr10" draw:text-style-name="P7" svg:width="5.8in" svg:height="0.7461in" draw:transform="rotate (2.53090194831698) translate (11.9322874492315in 5.23341109711645in)" svg:viewBox="0 0 14733 1896" svg:d="M0 1716c5048-2196 10766-2440 14733 180"><text:p/></draw:path><draw:path text:anchor-type="paragraph" draw:z-index="27" draw:name="Bézier curve 2" draw:style-name="gr10" draw:text-style-name="P7" svg:width="9.4791in" svg:height="10.4283in" draw:transform="rotate (2.53090194831698) translate (11.1941688029524in 12.5888527444334in)" svg:viewBox="0 0 24078 26489" svg:d="M9986 0c-19098 13660-8821 37590 14092 20640"><text:p/></draw:path><draw:path text:anchor-type="paragraph" draw:z-index="29" draw:name="Bézier curve 11" draw:style-name="gr8" draw:text-style-name="P7" svg:width="2.0402in" svg:height="2.6051in" draw:transform="skewX (-0.00174532925199418) rotate (2.52933115199018) translate (6.69294096181916in 4.63595074389901in)" svg:viewBox="0 0 5183 6618" svg:d="M5183 6618c-949-3143-2662-4574-5183-6618"><text:p/></draw:path><draw:frame text:anchor-type="paragraph" draw:z-index="30" draw:name="Text Frame 13" draw:style-name="gr7" draw:text-style-name="P6" svg:width="0.9976in" svg:height="1.165in" svg:x="5.9909in" svg:y="2.089in"><draw:text-box><text:p><text:span text:style-name="T2">User enters ‘/’ to cancel spell</text:span></text:p><text:p><text:span text:style-name="T3">Event_inputChar</text:span></text:p></draw:text-box></draw:frame><draw:path text:anchor-type="paragraph" draw:z-index="31" draw:name="Bézier curve 12" draw:style-name="gr6" draw:text-style-name="P7" svg:width="3.8472in" svg:height="3.4441in" draw:transform="skewX (-0.000523598775598261) rotate (2.53072741539178) translate (4.75924400676085in 6.67510227609804in)" svg:viewBox="0 0 9773 8749" svg:d="M0 6340c4804 4118 12116 3538 9041-6340"><text:p/></draw:path><draw:path text:anchor-type="paragraph" draw:z-index="33" draw:name="Bézier curve 13" draw:style-name="gr2" draw:text-style-name="P7" svg:width="3.7138in" svg:height="3.3122in" draw:transform="skewX (-0.000698131700797911) rotate (2.53090194831698) translate (4.74554492200342in 7.0272143087211in)" svg:viewBox="0 0 9434 8414" svg:d="M0 6338c5818 3341 10905 3574 9044-6338"><text:p/></draw:path><draw:path text:anchor-type="paragraph" draw:z-index="35" draw:name="Bézier curve 14" draw:style-name="gr2" draw:text-style-name="P7" svg:width="3.5287in" svg:height="2.9811in" draw:transform="skewX (-5.48731369450829E-017) rotate (2.53090194831698) translate (4.69070514687077in 7.21382934712415in)" svg:viewBox="0 0 8964 7573" svg:d="M0 6369c6770 2714 9515 944 8874-6369"><text:p/></draw:path><draw:frame text:anchor-type="paragraph" draw:z-index="36" draw:name="Text Frame 16" draw:style-name="gr5" draw:text-style-name="P6" svg:width="1.5496in" svg:height="0.365in" svg:x="3.4693in" svg:y="3.1236in"><draw:text-box><text:p><text:span text:style-name="T2">Activate Spell </text:span><text:span text:style-name="T3">f_SpellActivate</text:span></text:p></draw:text-box></draw:frame><draw:path text:anchor-type="paragraph" draw:z-index="37" draw:name="Bézier curve 15" draw:style-name="gr3" draw:text-style-name="P7" svg:width="3.5598in" svg:height="2.7472in" draw:transform="skewX (5.9024543251654E-017) rotate (2.53090194831698) translate (4.76056063954254in 7.51383643587688in)" svg:viewBox="0 0 9043 6979" svg:d="M0 6330c6213 1802 9057-96 9043-6330"><text:p/></draw:path><draw:frame text:anchor-type="paragraph" draw:z-index="38" draw:name="Text Frame 17" draw:style-name="gr4" draw:text-style-name="P6" svg:width="1.5496in" svg:height="0.4669in" svg:x="3.4827in" svg:y="3.7335in"><draw:text-box><text:p><text:span text:style-name="T2">Request Timer </text:span><text:span text:style-name="T3">f_SpellbarRequestTimer</text:span></text:p></draw:text-box></draw:frame><draw:path text:anchor-type="paragraph" draw:z-index="39" draw:name="Bézier curve 16" draw:style-name="gr2" draw:text-style-name="P7" svg:width="3.5244in" svg:height="2.5996in" draw:transform="rotate (2.53090194831698) translate (4.73152521847906in 7.79837427761321in)" svg:viewBox="0 0 8953 6604" svg:d="M0 6458c5471 395 7815 477 8953-6458"><text:p/></draw:path><draw:frame text:anchor-type="paragraph" draw:z-index="40" draw:name="Text Frame 18" draw:style-name="gr4" draw:text-style-name="P6" svg:width="1.5496in" svg:height="0.4669in" svg:x="3.552in" svg:y="4.2634in"><draw:text-box><text:p><text:span text:style-name="T2">Return Timer</text:span></text:p><text:p><text:span text:style-name="T3">f_SpellReturnTimer</text:span></text:p></draw:text-box></draw:frame><draw:path text:anchor-type="paragraph" draw:z-index="41" draw:name="Bézier curve 17" draw:style-name="gr3" draw:text-style-name="P7" svg:width="3.5701in" svg:height="2.4776in" draw:transform="rotate (2.53090194831698) translate (4.7687166566952in 7.87579521940912in)" svg:viewBox="0 0 9069 6294" svg:d="M0 6294c3113-1398 5390-1106 9069-6294"><text:p/></draw:path><draw:frame text:anchor-type="paragraph" draw:z-index="42" draw:name="Text Frame 19" draw:style-name="gr1" draw:text-style-name="P6" svg:width="1.3539in" svg:height="0.4933in" svg:x="3.6547in" svg:y="5.1665in"><draw:text-box><text:p><text:span text:style-name="T2">Ask Question</text:span></text:p><text:p><text:span text:style-name="T3">f_SpellbarAskQuestion</text:span></text:p></draw:text-box></draw:frame><draw:path text:anchor-type="paragraph" draw:z-index="43" draw:name="Bézier curve 18" draw:style-name="gr2" draw:text-style-name="P7" svg:width="3.8492in" svg:height="2.7043in" draw:transform="skewX (5.54566142521459E-017) rotate (2.53090194831698) translate (4.73372699675139in 8.14851265449848in)" svg:viewBox="0 0 9778 6870" svg:d="M0 6870c2352-3638 7863-6337 9778-6870"><text:p/></draw:path><draw:frame text:anchor-type="paragraph" draw:z-index="44" draw:name="Text Frame 20" draw:style-name="gr1" draw:text-style-name="P6" svg:width="1.3539in" svg:height="0.4933in" svg:x="3.4555in" svg:y="6.0764in"><draw:text-box><text:p><text:span text:style-name="T2">Answer Question</text:span></text:p><text:p><text:span text:style-name="T3">f_SpellAnswerQuestion</text:span></text:p></draw:text-box></draw:frame><draw:path text:anchor-type="paragraph" draw:z-index="45" draw:name="Bézier curve 19" draw:style-name="gr3" draw:text-style-name="P7" svg:width="4.3063in" svg:height="3.0496in" draw:transform="skewX (-8.79215640787095E-017) rotate (2.53090194831698) translate (4.71925429939527in 8.44429646350203in)" svg:viewBox="0 0 10939 7747" svg:d="M57 7747c-864-2786 8366-9003 10882-7522"><text:p/></draw:path><draw:frame text:anchor-type="paragraph" draw:z-index="46" draw:name="Text Frame 21" draw:style-name="gr1" draw:text-style-name="P6" svg:width="1.3539in" svg:height="0.4933in" svg:x="3.4555in" svg:y="6.5693in"><draw:text-box><text:p><text:span text:style-name="T2">Ask for target</text:span></text:p><text:p><text:span text:style-name="T3">f_SpellbarRequestTarget</text:span></text:p></draw:text-box></draw:frame><draw:path text:anchor-type="paragraph" draw:z-index="47" draw:name="Bézier curve 20" draw:style-name="gr2" draw:text-style-name="P7" svg:width="4.7228in" svg:height="3.4728in" draw:transform="rotate (2.53090194831698) translate (4.72036082363472in 8.82181619149107in)" svg:viewBox="0 0 11997 8822" svg:d="M194 8822c-1742-4218 8724-10951 11803-8167"><text:p/></draw:path><draw:frame text:anchor-type="paragraph" draw:z-index="48" draw:name="Text Frame 22" draw:style-name="gr1" draw:text-style-name="P6" svg:width="1.3539in" svg:height="0.4933in" svg:x="3.4555in" svg:y="7.0626in"><draw:text-box><text:p><text:span text:style-name="T2">Set target</text:span></text:p><text:p><text:span text:style-name="T3">f_SpellSetTarget</text:span></text:p><text:p><text:span text:style-name="T3">fSpellBarSetTargetLocation</text:span></text:p></draw:text-box></draw:frame><draw:frame text:anchor-type="paragraph" draw:z-index="28" draw:name="Text Frame 12" draw:style-name="gr9" draw:text-style-name="P9" svg:width="1.815in" svg:height="0.7476in" svg:x="15.2902in" svg:y="4.4146in"><draw:text-box><text:p><text:span text:style-name="T4">Click where or what to attack</text:span></text:p><text:p><text:span text:style-name="T4"/></text:p><text:p text:style-name="P8"><text:span text:style-name="T5">bbWidget_mous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Text Frame 1" draw:style-name="gr23" draw:text-style-name="P9" svg:width="2.0705in" svg:height="0.7551in" svg:x="1.2516in" svg:y="0.0055in"><draw:text-box><text:p><text:span text:style-name="T4">Click to select</text:span></text:p><text:p><text:span text:style-name="T4"/></text:p><text:p text:style-name="P8"><text:span text:style-name="T5">bbWidget_mouse</text:span></text:p></draw:text-box></draw:frame></text:p>
      <text:p text:style-name="P1"><draw:frame text:anchor-type="paragraph" draw:z-index="32" draw:name="Text Frame 14" draw:style-name="gr5" draw:text-style-name="P6" svg:width="1.8512in" svg:height="0.365in" svg:x="3.0902in" svg:y="0.1693in"><draw:text-box><text:p><text:span text:style-name="T2">Click to select </text:span><text:span text:style-name="T3">f_SpellbarSelectSpell</text:span></text:p></draw:text-box></draw:frame></text:p>
      <text:p text:style-name="P1"/>
      <text:p text:style-name="P1"/>
      <text:p text:style-name="P1"><draw:frame text:anchor-type="paragraph" draw:z-index="21" draw:name="Text Frame 11" draw:style-name="gr13" draw:text-style-name="P6" svg:width="1.4067in" svg:height="0.6433in" svg:x="6.8319in" svg:y="0.1055in"><draw:text-box><text:p><text:span text:style-name="T2">Timer</text:span></text:p><text:p><text:span text:style-name="T6">bbWidgetTimer_new</text:span></text:p><text:p><text:span text:style-name="T5">bbWidgetTimer_remove</text:span></text:p><text:p><text:span text:style-name="T3">f_CommandOnTimer</text:span></text:p></draw:text-box></draw:frame><draw:frame text:anchor-type="paragraph" draw:z-index="34" draw:name="Text Frame 15" draw:style-name="gr5" draw:text-style-name="P6" svg:width="1.8768in" svg:height="0.365in" svg:x="3.0646in" svg:y="0.098in"><draw:text-box><text:p><text:span text:style-name="T2">Cancel Spell </text:span><text:span text:style-name="T3">f_SpellCancel</text:span></text:p></draw:text-box></draw:frame></text:p>
      <text:p text:style-name="P1"/>
      <text:p text:style-name="P1"/>
      <text:p text:style-name="P1"><draw:frame text:anchor-type="paragraph" draw:z-index="7" draw:name="Text Frame 4" draw:style-name="gr20" draw:text-style-name="P6" svg:width="1.1776in" svg:height="0.3862in" svg:x="9.3181in" svg:y="0.1744in"><draw:text-box><text:p><text:span text:style-name="T2">Key press</text:span></text:p><text:p><text:span text:style-name="T3">Event_inputChar</text:span></text:p><text:p><text:span text:style-name="T3">f_PromptAddChar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path text:anchor-type="paragraph" draw:z-index="18" draw:name="Bézier curve 5" draw:style-name="gr3" draw:text-style-name="P7" svg:width="3.5445in" svg:height="3.6728in" draw:transform="skewX (0.0558505360638186) rotate (-0.796044671834614) translate (10.0693345140287in -2.33471329612771in)" svg:viewBox="0 0 9004 9330" svg:d="M0 9330c10724-4 8884-9330 8884-9330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04:36.692380523</meta:creation-date>
    <dc:date>2024-04-29T16:16:50.135223662</dc:date>
    <meta:editing-duration>PT2H20M54S</meta:editing-duration>
    <meta:editing-cycles>2</meta:editing-cycles>
    <meta:generator>LibreOffice/7.5.9.2$Linux_X86_64 LibreOffice_project/50$Build-2</meta:generator>
    <meta:document-statistic meta:table-count="1" meta:image-count="0" meta:object-count="0" meta:page-count="1" meta:paragraph-count="37" meta:word-count="204" meta:character-count="1149" meta:non-whitespace-character-count="982"/>
  </office:meta>
</office:document-meta>
</file>